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555in" style:type="right" style:leader-style="dotted" style:leader-text="."/>
        </style:tab-stops>
      </style:paragraph-properties>
    </style:style>
    <style:style style:name="P3" style:family="paragraph" style:parent-style-name="Heading">
      <style:text-properties style:font-name="Liberation Sans"/>
    </style:style>
    <style:style style:name="P4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6" style:family="paragraph" style:parent-style-name="Text_20_body">
      <style:paragraph-properties fo:line-height="150%" fo:text-align="justify" style:justify-single-word="false"/>
    </style:style>
    <style:style style:name="P7" style:family="paragraph" style:parent-style-name="Heading_20_1">
      <style:paragraph-properties fo:text-align="start" style:justify-single-word="false" fo:break-before="page"/>
      <style:text-properties officeooo:paragraph-rsid="00661ee0"/>
    </style:style>
    <style:style style:name="P8" style:family="paragraph" style:parent-style-name="Text_20_body">
      <style:paragraph-properties fo:text-align="start" style:justify-single-word="false"/>
      <style:text-properties officeooo:paragraph-rsid="006144a3"/>
    </style:style>
    <style:style style:name="P9" style:family="paragraph" style:parent-style-name="Heading_20_2">
      <style:paragraph-properties fo:text-align="start" style:justify-single-word="false"/>
      <style:text-properties officeooo:rsid="00661ee0" officeooo:paragraph-rsid="00661ee0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rsid="006d0fcf" officeooo:paragraph-rsid="006d0fcf"/>
    </style:style>
    <style:style style:name="P12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d0fcf" officeooo:paragraph-rsid="006d0fcf" fo:background-color="transparent"/>
    </style:style>
    <style:style style:name="P13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ed9f1" officeooo:paragraph-rsid="006ed9f1" fo:background-color="transparent"/>
    </style:style>
    <style:style style:name="P14" style:family="paragraph" style:parent-style-name="Text_20_body">
      <style:paragraph-properties fo:text-align="start" style:justify-single-word="false"/>
      <style:text-properties officeooo:paragraph-rsid="0062a682"/>
    </style:style>
    <style:style style:name="P15" style:family="paragraph" style:parent-style-name="Heading_20_2">
      <style:paragraph-properties fo:text-align="start" style:justify-single-word="false"/>
    </style:style>
    <style:style style:name="P16" style:family="paragraph" style:parent-style-name="Text_20_body">
      <style:paragraph-properties fo:text-align="start" style:justify-single-word="false"/>
      <style:text-properties officeooo:rsid="00709939" officeooo:paragraph-rsid="00709939"/>
    </style:style>
    <style:style style:name="T1" style:family="text">
      <style:text-properties style:font-name="Liberation Sans"/>
    </style:style>
    <style:style style:name="T2" style:family="text">
      <style:text-properties officeooo:rsid="006add42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7284ba"/>
    </style:style>
    <style:style style:name="T5" style:family="text">
      <style:text-properties fo:color="#000000" loext:opacity="100%" officeooo:rsid="00741ea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1"><text:a xlink:type="simple" xlink:href="#__RefHeading___Toc630_247555406" text:style-name="Index_20_Link" text:visited-style-name="Index_20_Link"><text:span text:style-name="T1">1 Objectifs<text:tab/>1</text:span></text:a></text:p>
          <text:p text:style-name="P1"><text:a xlink:type="simple" xlink:href="#__RefHeading___Toc632_247555406" text:style-name="Index_20_Link" text:visited-style-name="Index_20_Link"><text:span text:style-name="T1">2 XXXX<text:tab/>2</text:span></text:a></text:p>
          <text:p text:style-name="P2"><text:a xlink:type="simple" xlink:href="#__RefHeading___Toc379_3095261546" text:style-name="Index_20_Link" text:visited-style-name="Index_20_Link"><text:span text:style-name="T1">2.1 XXXX</text:span><text:tab/>2</text:a></text:p>
        </text:index-body>
      </text:table-of-content>
      <text:p text:style-name="P3"/>
      <text:p text:style-name="Heading">Compte-rendu <text:span text:style-name="T2">TP2 : Déployer des moyens de preuves sécurisés </text:span>et conformes à la législation</text:p>
      <text:p text:style-name="Text_20_body"/>
      <text:h text:style-name="P4" text:outline-level="1"><text:bookmark-start text:name="__RefHeading___Toc630_247555406"/>Objectifs<text:bookmark-end text:name="__RefHeading___Toc630_247555406"/></text:h>
      <text:p text:style-name="P5">- Déployer les moyens appropriés de preuve électronique</text:p>
      <text:p text:style-name="P6"><text:span text:style-name="T1"/></text:p>
      <text:p text:style-name="P6"><text:span text:style-name="T1"/></text:p>
      <text:h text:style-name="P7" text:outline-level="1">Préparation de l’environnement de test</text:h>
      <text:p text:style-name="P8"/>
      <text:h text:style-name="P9" text:outline-level="2"><text:bookmark-start text:name="__RefHeading___Toc379_3095261546"/>Préparation de la station de travail Fedora36 (Banque<text:bookmark-end text:name="__RefHeading___Toc379_3095261546"/></text:h>
      <text:p text:style-name="P10"/>
      <text:p text:style-name="P11">Ajout de l’utilisateur apapin</text:p>
      <text:p text:style-name="P12">sudo useradd -m apapin</text:p>
      <text:p text:style-name="P13">sudo passwd apapin</text:p>
      <text:p text:style-name="P14"/>
      <text:h text:style-name="P15" text:outline-level="2">Questions</text:h>
      <text:p text:style-name="P16"><text:span text:style-name="T3"/></text:p>
      <text:p text:style-name="P16"><text:span text:style-name="T3">a) Est-ce qu’un administrateur réseau disposant de tous les droits peut lire un message d’un employé qui a été chiffré de bout en bout sur sa machine ? Pourquoi ?</text:span></text:p>
      <text:p text:style-name="P16"><text:span text:style-name="T3"><text:tab/></text:span><text:span text:style-name="T4">Il ne peut pas le lire sans posseder les clees de dechiffrement, droits d’admnisitration ou non seul l’acces aux clees permets de lire le message.</text:span></text:p>
      <text:p text:style-name="P16"><text:span text:style-name="T3"/></text:p>
      <text:p text:style-name="P16"><text:span text:style-name="T3">b) Est-ce que les adresses de l’expéditeur et du destinataire sont protégées (rendues illisibles) par l’emploi du chiffrement de bout en bout ?</text:span></text:p>
      <text:p text:style-name="P16"><text:span text:style-name="T3"><text:tab/></text:span><text:span text:style-name="T4">Non seul le contenu des messages peut etre chiffre.</text:span></text:p>
      <text:p text:style-name="P16"><text:span text:style-name="T3"/></text:p>
      <text:p text:style-name="P16"><text:span text:style-name="T3">c) Quelle approche moderne est utilisée pour le chiffrement de bout en bout pour la messagerie électronique ?</text:span></text:p>
      <text:p text:style-name="P16"><text:span text:style-name="T3"><text:tab/></text:span><text:span text:style-name="T4">On chiffre le contenu des messages et utilise le principe de cryptographie asymetrique pour generer les clees permettant de dechiffrer le message.</text:span></text:p>
      <text:p text:style-name="P16"><text:span text:style-name="T3"/></text:p>
      <text:p text:style-name="P16"><text:span text:style-name="T3">d) Si un message est chiffré avec une clé publique, que doit-on posséder pour le déchiffrer ?</text:span></text:p>
      <text:p text:style-name="P16"><text:span text:style-name="T3"><text:tab/></text:span><text:span text:style-name="T4">La clee privee.</text:span></text:p>
      <text:p text:style-name="P16"><text:span text:style-name="T3"/></text:p>
      <text:p text:style-name="P16"><text:soft-page-break/><text:span text:style-name="T3">e) En cas de perte de sa clé privée, existe-t-il un autre moyen de déchiffrer un message chiffré par la clépublique correspondante ?</text:span></text:p>
      <text:p text:style-name="P16"><text:span text:style-name="T3"><text:tab/></text:span><text:span text:style-name="T4">Non.</text:span></text:p>
      <text:p text:style-name="P16"><text:span text:style-name="T3"/></text:p>
      <text:p text:style-name="P16"><text:span text:style-name="T3">f) Pour garantir la sécurité du chiffrement de bout en bout, qu’est-il important de vérifier pour s’assurer que le message provient bien de la personne que l’on croit ?</text:span></text:p>
      <text:p text:style-name="P16"><text:span text:style-name="T3"><text:tab/></text:span><text:span text:style-name="T4">La cle publique, on peut utiliser des certificats numeriques.</text:span></text:p>
      <text:p text:style-name="P16"><text:span text:style-name="T3"/></text:p>
      <text:p text:style-name="P16"><text:span text:style-name="T3">g) Pour signer numériquement un message, quelle clé utilise-t-on ? Comment le destinataire va-t-il vérifier que la signature est valide ?</text:span></text:p>
      <text:p text:style-name="P16"><text:span text:style-name="T3"><text:tab/>On utilise sa clé privée pour signer un message, </text:span><text:span text:style-name="T5">l</text:span><text:span text:style-name="T3">e destinataire vérifie la signature en utilisant la clé publique de l’expéditeur pour s’assurer que le message n’a pas été modifié.</text:span></text:p>
      <text:p text:style-name="P16"><text:span text:style-name="T3"/></text:p>
      <text:p text:style-name="P16"><text:span text:style-name="T3">h) Est-il possible de lire le même message chiffré sur 2 machines différentes ? Si oui, à quelle(s) condition(s) ?</text:span></text:p>
      <text:p text:style-name="P16"><text:span text:style-name="T3"><text:tab/></text:span><text:span text:style-name="T5">Oui, dans le cas ou les 2 ont acces a la meme cle privee.</text:span></text:p>
      <text:p text:style-name="P16"><text:span text:style-name="T3"/></text:p>
      <text:p text:style-name="P16"><text:span text:style-name="T3">i) Quelle type de clé est protégée par un mot de passe ? Quel conseil pouvez-vous donner sur ce mot de passe ?</text:span></text:p>
      <text:p text:style-name="P16"><text:span text:style-name="T3"><text:tab/></text:span><text:span text:style-name="T5">La clee privee, pour la proteger il faut utiliser un mot de passe long et unique</text:span></text:p>
      <text:p text:style-name="P16"><text:span text:style-name="T3"/></text:p>
      <text:p text:style-name="P16"><text:span text:style-name="T3">j) Est-il conseillé et prudent de diffuser sa clé publique ? Pourquoi ?</text:span></text:p>
      <text:p text:style-name="P16"><text:span text:style-name="T3">La conseillère bancaire va créer une paire de clé pour mettre en place un chiffrement de bout en bout.</text:span></text:p>
      <text:p text:style-name="P16"><text:span text:style-name="T3">k) A quoi va servir sa clé privée dans la transmission de messages sécurisés et signés ?</text:span></text:p>
      <text:p text:style-name="P16"><text:span text:style-name="T3">l) A quoi va servir sa clé privée dans la réception de messages sécurisés et signés ?</text:span></text:p>
      <text:p text:style-name="P16"><text:span text:style-name="T3">m) A quoi va servir sa clé publique dans la transmission de messages sécurisés et signés ?</text:span></text:p>
      <text:p text:style-name="P16"><text:span text:style-name="T3">n) A quoi va servir sa clé publique dans la réception de messages sécurisés et signés ?</text:span></text:p>
      <text:p text:style-name="P14"><text:span text:style-name="T3"/></text:p>
      <text:p text:style-name="P14"><text:soft-page-break/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>j) Est-il conseillé et prudent de diffuser sa clé publique ? Pourquoi ?</text:span></text:p>
      <text:p text:style-name="P14"><text:span text:style-name="T3"/></text:p>
      <text:p text:style-name="P14"><text:span text:style-name="T3">Oui, il est sûr et recommandé de diffuser sa clé publique. Elle ne permet que de chiffrer des messages ou de vérifier des signatures, mais pas de déchiffrer ou de signer.</text:span></text:p>
      <text:p text:style-name="P14"><text:span text:style-name="T3">k) A quoi va servir sa clé privée dans la transmission de messages sécurisés et signés ?</text:span></text:p>
      <text:p text:style-name="P14"><text:span text:style-name="T3"/></text:p>
      <text:p text:style-name="P14"><text:span text:style-name="T3">La clé privée sert à signer les messages pour garantir leur authenticité et intégrité.</text:span></text:p>
      <text:p text:style-name="P14"><text:span text:style-name="T3">l) A quoi va servir sa clé privée dans la réception de messages sécurisés et signés ?</text:span></text:p>
      <text:p text:style-name="P14"><text:span text:style-name="T3"/></text:p>
      <text:p text:style-name="P14"><text:span text:style-name="T3">Elle sert à décrypter les messages chiffrés avec la clé publique correspondante.</text:span></text:p>
      <text:p text:style-name="P14"><text:span text:style-name="T3">m) A quoi va servir sa clé publique dans la transmission de messages sécurisés et signés ?</text:span></text:p>
      <text:p text:style-name="P14"><text:span text:style-name="T3"/></text:p>
      <text:p text:style-name="P14"><text:span text:style-name="T3">Sa clé publique permettra au destinataire de vérifier la signature numérique du message.</text:span></text:p>
      <text:p text:style-name="P14"><text:span text:style-name="T3">n) A quoi va servir sa clé publique dans la réception de messages sécurisés et signés ?</text:span></text:p>
      <text:p text:style-name="P14"><text:span text:style-name="T3"/></text:p>
      <text:p text:style-name="P14"><text:span text:style-name="T3">La clé publique est utilisée par l’expéditeur pour chiffrer les messages destinés au titulaire de cette clé.</text:span></text:p>
      <text:p text:style-name="P14"><text:span text:style-name="T3"/></text:p>
      <text:p text:style-name="P14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7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style:snap-to-layout-grid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7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0717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874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0402in" fo:border="none" style:shadow="none" text:number-lines="false" text:line-number="0"/>
      <style:text-properties style:font-name="Liberation Sans2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688886"/>
    </style:style>
    <style:style style:name="MT2" style:family="text">
      <style:text-properties officeooo:rsid="00403fdc"/>
    </style:style>
    <style:style style:name="MT3" style:family="text">
      <style:text-properties fo:font-style="italic" style:font-style-asian="italic" style:font-style-complex="italic"/>
    </style:style>
    <style:style style:name="MT4" style:family="text">
      <style:text-properties officeooo:rsid="006a6cda"/>
    </style:style>
    <style:style style:name="MT5" style:family="text">
      <style:text-properties officeooo:rsid="001b0363"/>
    </style:style>
    <style:style style:name="MT6" style:family="text">
      <style:text-properties fo:font-style="italic" officeooo:rsid="00403fdc" style:font-style-asian="italic" style:font-style-complex="italic"/>
    </style:style>
    <style:style style:name="MT7" style:family="text">
      <style:text-properties officeooo:rsid="005ddb25"/>
    </style:style>
    <style:style style:name="MT8" style:family="text">
      <style:text-properties officeooo:rsid="004e8855"/>
    </style:style>
    <style:page-layout style:name="Mpm1">
      <style:page-layout-properties fo:page-width="8.2701in" fo:page-height="11.6902in" style:num-format="1" style:print-orientation="landscape" fo:margin-top="1in" fo:margin-bottom="1in" fo:margin-left="0.7917in" fo:margin-right="0.82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2</text:span>024/2025 <text:span text:style-name="MT2">—</text:span> <text:span text:style-name="MT3">BTS SIO 1SIOA</text:span><text:tab/><text:tab/>TC<text:span text:style-name="MT1">3</text:span> <text:span text:style-name="MT2">—</text:span> TP<text:span text:style-name="MT4">2</text:span></text:p>
      </style:header>
      <style:footer>
        <text:p text:style-name="MP2"><text:span text:style-name="MT5">Page </text:span><text:page-number text:select-page="current">4</text:page-number>/<text:page-count>4</text:page-count><text:tab/><text:tab/><text:span text:style-name="MT6">Evan Barroca</text:span><text:span text:style-name="MT2"> —</text:span><text:span text:style-name="MT7"> </text:span><text:span text:style-name="MT4">15 Nov.</text:span><text:span text:style-name="MT7">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8">Systèmes d’exploitation et réseaux informatiques</text:span></text:p>
      </style:header>
      <style:footer>
        <text:p text:style-name="MP4"><text:span text:style-name="MT5">Page </text:span><text:page-number text:select-page="current">0</text:page-number>/<text:page-count>4</text:page-count><text:tab/><text:tab/><text:tab/><text:tab/> <text:s text:c="30"/><text:span text:style-name="MT2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8.2.1$Linux_X86_64 LibreOffice_project/480$Build-1</meta:generator>
    <dc:date>2024-11-15T11:55:50.874777353</dc:date>
    <meta:editing-duration>P2DT20H35M17S</meta:editing-duration>
    <meta:editing-cycles>92</meta:editing-cycles>
    <meta:print-date>2024-09-27T11:47:06.014155185</meta:print-date>
    <meta:printed-by>PDF files</meta:printed-by>
    <meta:document-statistic meta:table-count="0" meta:image-count="0" meta:object-count="0" meta:page-count="4" meta:paragraph-count="51" meta:word-count="689" meta:character-count="3964" meta:non-whitespace-character-count="3282"/>
  </office:meta>
</office:document-meta>
</file>